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deMCU-32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6.99/3" office:value-type="float" office:value="5.663333333" calcext:value-type="float">
            <text:p>5.663333333</text:p>
          </table:table-cell>
          <table:table-cell table:style-name="ce1" office:value-type="string" calcext:value-type="string">
            <text:p>Generic NodeMCU ESP32 dev module w/ USB serial converter</text:p>
          </table:table-cell>
          <table:table-cell table:style-name="ce3" office:value-type="string" calcext:value-type="string">
            <text:p><text:a xlink:href="https://www.amazon.com/DORHEA-Development-Microcontroller-NodeMCU-32S-ESP-WROOM-32/dp/B086MJGFVV/ref=cm_cr_arp_d_product_top?ie=UTF8" xlink:type="simple">https://www.amazon.com/DORHEA-Development-Microcontroller-NodeMCU-32S-ESP-WROOM-32/dp/B086MJGFVV/ref=cm_cr_arp_d_product_top?ie=UTF8</text:a></text:p>
          </table:table-cell>
          <table:table-cell table:style-name="ce1" office:value-type="string" calcext:value-type="string">
            <text:p>3-pa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2v 5A AC-DC Power Br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99" calcext:value-type="float">
            <text:p>11.99</text:p>
          </table:table-cell>
          <table:table-cell/>
          <table:table-cell table:style-name="ce3" office:value-type="string" calcext:value-type="string">
            <text:p><text:a xlink:href="https://www.amazon.com/gp/product/B07NR6FPN9/ref=ppx_yo_dt_b_asin_title_o06_s00?ie=UTF8&amp;psc=1" xlink:type="simple">https://www.amazon.com/gp/product/B07NR6FPN9/ref=ppx_yo_dt_b_asin_title_o06_s00?ie=UTF8&amp;psc=1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lenoid Cabinet Door Lo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99" calcext:value-type="float">
            <text:p>13.99</text:p>
          </table:table-cell>
          <table:table-cell table:style-name="ce1" office:value-type="string" calcext:value-type="string">
            <text:p>12v 2A lock mechanism</text:p>
          </table:table-cell>
          <table:table-cell table:style-name="ce3" office:value-type="string" calcext:value-type="string">
            <text:p><text:a xlink:href="https://www.amazon.com/gp/product/B07TLRZG13/ref=ppx_yo_dt_b_asin_title_o04_s00?ie=UTF8&amp;psc=1" xlink:type="simple">https://www.amazon.com/gp/product/B07TLRZG13/ref=ppx_yo_dt_b_asin_title_o04_s00?ie=UTF8&amp;psc=1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FID Reader, 125KH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99" calcext:value-type="float">
            <text:p>14.99</text:p>
          </table:table-cell>
          <table:table-cell/>
          <table:table-cell table:style-name="ce3" office:value-type="string" calcext:value-type="string">
            <text:p><text:a xlink:href="https://www.amazon.com/gp/product/B07S6J1PD4/ref=ppx_yo_dt_b_asin_title_o01_s00?ie=UTF8&amp;psc=1" xlink:type="simple">https://www.amazon.com/gp/product/B07S6J1PD4/ref=ppx_yo_dt_b_asin_title_o01_s00?ie=UTF8&amp;psc=1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2v-3v switching PSU modul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7.52/10" office:value-type="float" office:value="0.752" calcext:value-type="float">
            <text:p>0.752</text:p>
          </table:table-cell>
          <table:table-cell/>
          <table:table-cell table:style-name="ce3" office:value-type="string" calcext:value-type="string">
            <text:p><text:a xlink:href="https://www.ebay.com/itm/10pcs-Mini360-3A-DC-Voltage-Step-Down-Power-Converter-Buck-Module-3-3V-5V-9V-12V/132416658988?ssPageName=STRK%3AMEBIDX%3AIT&amp;_trksid=p2057872.m2749.l2649" xlink:type="simple">https://www.ebay.com/itm/10pcs-Mini360-3A-DC-Voltage-Step-Down-Power-Converter-Buck-Module-3-3V-5V-9V-12V/132416658988?ssPageName=STRK%3AMEBIDX%3AIT&amp;_trksid=p2057872.m2749.l2649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SF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0.99/8" office:value-type="float" office:value="1.37375" calcext:value-type="float">
            <text:p>1.37375</text:p>
          </table:table-cell>
          <table:table-cell/>
          <table:table-cell table:style-name="ce3" office:value-type="string" calcext:value-type="string">
            <text:p><text:a xlink:href="https://www.amazon.com/gp/product/B085VD5YZJ/ref=ppx_yo_dt_b_asin_title_o01_s00?ie=UTF8&amp;psc=1" xlink:type="simple">https://www.amazon.com/gp/product/B085VD5YZJ/ref=ppx_yo_dt_b_asin_title_o01_s00?ie=UTF8&amp;psc=1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/>
          <table:table-cell table:style-name="ce2" table:formula="of:=SUM([.C2:.C9])" office:value-type="float" office:value="48.75908333" calcext:value-type="float">
            <text:p>48.75908333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" meta:object-count="0"/>
    <meta:generator>LibreOfficeDev/6.0.5.2$Linux_X86_64 LibreOffice_project/</meta:generator>
  </office:meta>
</office:document-meta>
</file>